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533" officeooo:paragraph-rsid="001cb533"/>
    </style:style>
    <style:style style:name="P2" style:family="paragraph" style:parent-style-name="Standard">
      <style:text-properties officeooo:rsid="001cb533" officeooo:paragraph-rsid="001cb533"/>
    </style:style>
    <style:style style:name="T1" style:family="text">
      <style:text-properties officeooo:rsid="001e8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De 0 a 2 anos não paga com certidao</text:p>
      <text:p text:style-name="P1">-de 2 e 1 mês ate 4 anos somente alimentação</text:p>
      <text:p text:style-name="P1">-4 anos e 1 mês inteira</text:p>
      <text:p text:style-name="P1">-idoso 65 metade do transporte mais alimentação com a carteirinha.</text:p>
      <text:p text:style-name="P1"/>
      <text:p text:style-name="P1">- <text:span text:style-name="T1">criar a tabela pessoa, barco, estado, cidade. Preencher as tabelas com seus respectivos d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55:42.825451253</meta:creation-date>
    <meta:editing-duration>PT8M42S</meta:editing-duration>
    <meta:editing-cycles>2</meta:editing-cycles>
    <meta:generator>LibreOffice/6.0.4.2$Linux_X86_64 LibreOffice_project/9b0d9b32d5dcda91d2f1a96dc04c645c450872bf</meta:generator>
    <dc:date>2018-09-03T15:14:31.857402478</dc:date>
    <meta:document-statistic meta:table-count="0" meta:image-count="0" meta:object-count="0" meta:page-count="1" meta:paragraph-count="5" meta:word-count="50" meta:character-count="265" meta:non-whitespace-character-count="220"/>
  </office:meta>
</office:document-meta>
</file>